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rif" svg:font-family="serif"/>
  </office:font-face-decls>
  <office:automatic-styles>
    <style:style style:name="P1" style:family="paragraph" style:parent-style-name="Standard">
      <style:text-properties officeooo:rsid="001b9b2e" officeooo:paragraph-rsid="001b9b2e"/>
    </style:style>
    <style:style style:name="T1" style:family="text">
      <style:text-properties fo:font-variant="normal" fo:text-transform="none" style:font-name="serif" fo:font-size="15.75pt" fo:letter-spacing="normal" fo:font-style="normal" fo:font-weight="normal"/>
    </style:style>
    <style:style style:name="T2" style:family="text">
      <style:text-properties officeooo:rsid="001cf385"/>
    </style:style>
    <style:style style:name="T3" style:family="text">
      <style:text-properties officeooo:rsid="001d4c8d"/>
    </style:style>
    <style:style style:name="T4" style:family="text">
      <style:text-properties officeooo:rsid="001f1fe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Levantamento de Requisitos Funcionais e Não Funcionais</text:span> </text:p>
      <text:p text:style-name="P1"/>
      <text:p text:style-name="P1"/>
      <text:p text:style-name="P1">REQUISITOS FUNCIONAIS:</text:p>
      <text:p text:style-name="P1"/>
      <text:p text:style-name="P1">RF01- <text:span text:style-name="T2">O sistema precisa ter divisões de utilizadores, mostrando apenas os dados necessários para cada utilizador.</text:span></text:p>
      <text:p text:style-name="P1"/>
      <text:p text:style-name="P1">RF02- <text:span text:style-name="T2">Precisa ter acesso a dado e informações: o cliente pode entrar em seu login e ter acesso aos serviços que agendou, agenda e outras informações. E o colaborador pode entrar e ver os serviços que há para fazer e quem são seus clientes.</text:span></text:p>
      <text:p text:style-name="P1"/>
      <text:p text:style-name="P1">RF03- <text:span text:style-name="T2">Acesso a informações como agenda de cada colaborador: o mesmo só pode realizar um serviço por vez. E quando um colaborador já está com um serviço a fazer, ele é automaticamente excluído para outros serviços no mesmo horário. </text:span><text:span text:style-name="T3">Essa agenda também aparecerá para os clientes na hora do agendamento, onde eles só podem escolher colaboradores livres e que possam realizar o serviço pretendido.</text:span></text:p>
      <text:p text:style-name="P1"/>
      <text:p text:style-name="P1">RF04- <text:span text:style-name="T2">Inclusão de informações: um cliente pode realizar mais de um serviço por atendimento, sendo assim, cada serviço é incluído dentro do mesmo atendimento daquele cliente.</text:span></text:p>
      <text:p text:style-name="P1"/>
      <text:p text:style-name="P1">RF05- <text:span text:style-name="T3">Funções diferentes para cada utilizador. Caso seja um cliente, ele poderá aceder ao sistema pela página na Web e basicamente gerenciar os serviços escolhidos. Caso seja um colaborador, ele poderá ter acesso a sua agenda de serviços, com as informações dos seus clientes, entre outros.</text:span></text:p>
      <text:p text:style-name="P1"/>
      <text:p text:style-name="P1">RF06- <text:span text:style-name="T3">Diferentes funções para agilizar processos: abas específicas para cada assunto, como serviços oferecidos, serviços a fazer, serviços prestados, agendas, entre outros.</text:span></text:p>
      <text:p text:style-name="P1"/>
      <text:p text:style-name="P1"/>
      <text:p text:style-name="P1"/>
      <text:p text:style-name="P1">REQUISITOS NÃO-FUNCIONAIS:</text:p>
      <text:p text:style-name="P1"/>
      <text:p text:style-name="P1">RNF01- Usabilidade: o sistema precisa ser fácil de manusear o bastante para que qualquer colaborador com escolaridade média e com pouco conhecimento de informática possa conseguir utilizar sem ter que passar por horas e horas de treinamento.</text:p>
      <text:p text:style-name="P1"/>
      <text:p text:style-name="P1">RNF02- Armazenamento de informações: o sistema precisa armazenar diversas informações, desde informações dos serviços oferecidos pelo salão, até os dados pessoais dos clientes.</text:p>
      <text:p text:style-name="P1"/>
      <text:p text:style-name="P1">RNF03- Velocidade: Os colaboradores precisam estar alocados para apenas 1 serviço na mesma hora, e isso</text:p>
      <text:p text:style-name="P1"/>
      <text:p text:style-name="P1">RNF04- Confiabilidade: O sistema precisa passar segurança para os clientes e colaboradores, pois estes estarão deixando seus dados pessoais no sistema</text:p>
      <text:p text:style-name="P1"/>
      <text:p text:style-name="P1">RNF05- Necessidade de login: <text:span text:style-name="T2">Os dados precisam ficar armazenados e apenas o cliente e os colaboradores podem ter acesso. </text:span></text:p>
      <text:p text:style-name="P1"/>
      <text:p text:style-name="P1">RNF06- <text:span text:style-name="T4">Acessibilidade: todas as pessoas que querem realizar um serviço no salão, podem ter acesso a página da Web e realizar um agendamento.</text:span></text:p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rif" svg:font-family="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9-14T10:18:33.551000000</meta:creation-date>
    <dc:date>2023-09-14T11:09:15.853000000</dc:date>
    <meta:editing-duration>PT17M9S</meta:editing-duration>
    <meta:editing-cycles>1</meta:editing-cycles>
    <meta:document-statistic meta:table-count="0" meta:image-count="0" meta:object-count="0" meta:page-count="1" meta:paragraph-count="15" meta:word-count="368" meta:character-count="2414" meta:non-whitespace-character-count="2059"/>
    <meta:generator>LibreOffice/7.3.4.2$Windows_X86_64 LibreOffice_project/728fec16bd5f605073805c3c9e7c4212a0120dc5</meta:generator>
  </office:meta>
</office:document-meta>
</file>